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52cm"/>
    </style:style>
    <style:style style:name="co3" style:family="table-column">
      <style:table-column-properties fo:break-before="auto" style:column-width="0.4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9" table:default-cell-style-name="ce1"/>
        <table:table-column table:style-name="co1" table:number-columns-repeated="53" table:default-cell-style-name="ce1"/>
        <table:table-row table:style-name="ro1">
          <table:table-cell office:value-type="string" calcext:value-type="string">
            <text:p>MATRIZ</text:p>
          </table:table-cell>
          <table:table-cell table:number-columns-repeated="6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á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otacion</text:p>
          </table:table-cell>
          <table:table-cell table:number-columns-repeated="6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,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á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table:number-columns-repeated="2" office:value-type="string" calcext:value-type="string">
            <text:p>s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a</text:p>
          </table:table-cell>
          <table:table-cell table:number-columns-repeated="53"/>
        </table:table-row>
        <table:table-row table:style-name="ro1">
          <table:table-cell/>
          <table:table-cell table:number-columns-repeated="2"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u</text:p>
          </table:table-cell>
          <table:table-cell table:number-columns-repeated="54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11:50:50.149119409</meta:creation-date>
    <dc:date>2021-11-25T12:02:56.266182464</dc:date>
    <meta:editing-duration>PT12M5S</meta:editing-duration>
    <meta:editing-cycles>3</meta:editing-cycles>
    <meta:generator>LibreOffice/7.2.2.2$Linux_X86_64 LibreOffice_project/20$Build-2</meta:generator>
    <meta:document-statistic meta:table-count="1" meta:cell-count="234" meta:object-count="0"/>
  </office:meta>
</office:document-meta>
</file>